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de" fo:country="DE" style:text-underline-style="solid" style:text-underline-width="auto" style:text-underline-color="font-color" fo:font-weight="bold" officeooo:rsid="0011dbf6" officeooo:paragraph-rsid="0011dbf6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5pt" fo:language="de" fo:country="DE" style:text-underline-style="none" fo:font-weight="normal" officeooo:rsid="0011dbf6" officeooo:paragraph-rsid="0011dbf6" style:font-size-asian="13.1000003814697pt" style:font-weight-asian="normal" style:font-size-complex="15pt" style:font-weight-complex="normal"/>
    </style:style>
    <style:style style:name="P3" style:family="paragraph" style:parent-style-name="Standard" style:list-style-name="L12">
      <style:paragraph-properties fo:text-align="start" style:justify-single-word="false"/>
      <style:text-properties fo:font-size="15pt" fo:language="de" fo:country="DE" style:text-underline-style="none" fo:font-weight="normal" officeooo:rsid="0011dbf6" officeooo:paragraph-rsid="0012cb48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language="de" fo:country="DE" style:text-underline-style="none" fo:font-weight="normal" officeooo:rsid="0011dbf6" officeooo:paragraph-rsid="0012cb48" style:font-size-asian="13.1000003814697pt" style:font-weight-asian="normal" style:font-size-complex="15pt" style:font-weight-complex="normal"/>
    </style:style>
    <style:style style:name="P5" style:family="paragraph" style:parent-style-name="Standard" style:list-style-name="L5">
      <style:paragraph-properties fo:text-align="start" style:justify-single-word="false"/>
      <style:text-properties fo:font-size="15pt" fo:language="de" fo:country="DE" style:text-underline-style="none" fo:font-weight="normal" officeooo:rsid="0012cb48" officeooo:paragraph-rsid="0012cb48" style:font-size-asian="13.1000003814697pt" style:font-weight-asian="normal" style:font-size-complex="15pt" style:font-weight-complex="normal"/>
    </style:style>
    <style:style style:name="P6" style:family="paragraph" style:parent-style-name="Standard" style:list-style-name="L7">
      <style:paragraph-properties fo:text-align="start" style:justify-single-word="false"/>
      <style:text-properties fo:font-size="15pt" fo:language="de" fo:country="DE" style:text-underline-style="none" fo:font-weight="normal" officeooo:rsid="00131d96" officeooo:paragraph-rsid="00131d96" style:font-size-asian="13.1000003814697pt" style:font-weight-asian="normal" style:font-size-complex="15pt" style:font-weight-complex="normal"/>
    </style:style>
    <style:style style:name="P7" style:family="paragraph" style:parent-style-name="Standard" style:list-style-name="L9">
      <style:paragraph-properties fo:text-align="start" style:justify-single-word="false"/>
      <style:text-properties fo:font-size="15pt" fo:language="de" fo:country="DE" style:text-underline-style="none" fo:font-weight="normal" officeooo:rsid="00131d96" officeooo:paragraph-rsid="00131d96" style:font-size-asian="13.1000003814697pt" style:font-weight-asian="normal" style:font-size-complex="15pt" style:font-weight-complex="normal"/>
    </style:style>
    <style:style style:name="P8" style:family="paragraph" style:parent-style-name="Standard" style:list-style-name="L11">
      <style:paragraph-properties fo:text-align="start" style:justify-single-word="false"/>
      <style:text-properties fo:font-size="15pt" fo:language="de" fo:country="DE" style:text-underline-style="none" fo:font-weight="normal" officeooo:rsid="00131d96" officeooo:paragraph-rsid="00131d96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fo:language="de" fo:country="DE" style:text-underline-style="none" fo:font-weight="normal" officeooo:rsid="00131d96" officeooo:paragraph-rsid="00131d96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fo:language="de" fo:country="DE" style:text-underline-style="solid" style:text-underline-width="auto" style:text-underline-color="font-color" fo:font-weight="bold" officeooo:rsid="001489a9" officeooo:paragraph-rsid="001489a9" style:font-size-asian="13.1000003814697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24c199" officeooo:paragraph-rsid="0024c199" style:font-size-asian="15pt" style:font-weight-asian="bold" style:font-size-complex="15pt" style:font-weight-complex="bold"/>
    </style:style>
    <style:style style:name="P12" style:family="paragraph" style:parent-style-name="Standard" style:list-style-name="L13">
      <style:paragraph-properties fo:text-align="start" style:justify-single-word="false"/>
      <style:text-properties officeooo:paragraph-rsid="001cb929"/>
    </style:style>
    <style:style style:name="P13" style:family="paragraph" style:parent-style-name="Standard">
      <style:paragraph-properties fo:text-align="start" style:justify-single-word="false"/>
      <style:text-properties officeooo:paragraph-rsid="0025649b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fo:language="de" fo:country="DE" style:text-underline-style="none" fo:font-weight="normal" officeooo:rsid="0012cb48" officeooo:paragraph-rsid="0012cb48" style:font-size-asian="10.5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2pt" fo:language="de" fo:country="DE" style:text-underline-style="none" fo:font-weight="normal" officeooo:rsid="0012cb48" officeooo:paragraph-rsid="0012cb48" style:font-size-asian="10.5pt" style:font-weight-asian="normal" style:font-size-complex="12pt" style:font-weight-complex="normal"/>
    </style:style>
    <style:style style:name="P16" style:family="paragraph" style:parent-style-name="Standard" style:list-style-name="L6">
      <style:paragraph-properties fo:text-align="start" style:justify-single-word="false"/>
      <style:text-properties fo:font-size="12pt" fo:language="de" fo:country="DE" style:text-underline-style="none" fo:font-weight="normal" officeooo:rsid="0012cb48" officeooo:paragraph-rsid="0012cb48" style:font-size-asian="10.5pt" style:font-weight-asian="normal" style:font-size-complex="12pt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fo:font-size="12pt" fo:language="de" fo:country="DE" style:text-underline-style="none" fo:font-weight="normal" officeooo:rsid="00131d96" officeooo:paragraph-rsid="00131d96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1489a9" officeooo:paragraph-rsid="001489a9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17ede8" officeooo:paragraph-rsid="001489a9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1852e9" officeooo:paragraph-rsid="001852e9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19b4b7" officeooo:paragraph-rsid="0019b4b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1cb929" officeooo:paragraph-rsid="001cb929" style:font-size-asian="10.5pt" style:font-weight-asian="normal" style:font-size-complex="12pt" style:font-weight-complex="normal"/>
    </style:style>
    <style:style style:name="P23" style:family="paragraph" style:parent-style-name="Standard" style:list-style-name="L25">
      <style:paragraph-properties fo:text-align="start" style:justify-single-word="false"/>
      <style:text-properties fo:font-size="12pt" fo:language="de" fo:country="DE" style:text-underline-style="none" fo:font-weight="normal" officeooo:rsid="00226e4a" officeooo:paragraph-rsid="00226e4a" style:font-size-asian="10.5pt" style:font-weight-asian="normal" style:font-size-complex="12pt" style:font-weight-complex="normal"/>
    </style:style>
    <style:style style:name="P24" style:family="paragraph" style:parent-style-name="Standard" style:list-style-name="L8">
      <style:paragraph-properties fo:text-align="start" style:justify-single-word="false"/>
      <style:text-properties fo:font-size="12pt" fo:language="de" fo:country="DE" style:text-underline-style="none" fo:font-weight="normal" officeooo:rsid="00131d96" officeooo:paragraph-rsid="00131d96" style:font-size-asian="12pt" style:font-weight-asian="normal" style:font-size-complex="12pt" style:font-weight-complex="normal"/>
    </style:style>
    <style:style style:name="P25" style:family="paragraph" style:parent-style-name="Standard" style:list-style-name="L10">
      <style:paragraph-properties fo:text-align="start" style:justify-single-word="false"/>
      <style:text-properties fo:font-size="12pt" fo:language="de" fo:country="DE" style:text-underline-style="none" fo:font-weight="normal" officeooo:rsid="00131d96" officeooo:paragraph-rsid="00131d96" style:font-size-asian="12pt" style:font-weight-asian="normal" style:font-size-complex="12pt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fo:font-size="12pt" fo:language="de" fo:country="DE" officeooo:rsid="0017d06d" officeooo:paragraph-rsid="0017d06d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4c199" officeooo:paragraph-rsid="0024c199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649b" officeooo:paragraph-rsid="0025649b" style:font-size-asian="10.5pt" style:font-weight-asian="normal" style:font-size-complex="12pt" style:font-weight-complex="normal"/>
    </style:style>
    <style:style style:name="P29" style:family="paragraph" style:parent-style-name="Standard" style:list-style-name="L26">
      <style:paragraph-properties fo:text-align="start" style:justify-single-word="false"/>
      <style:text-properties fo:font-size="12pt" style:text-underline-style="none" fo:font-weight="normal" officeooo:rsid="0025649b" officeooo:paragraph-rsid="0025649b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9fb8" officeooo:paragraph-rsid="00259fb8" style:font-size-asian="10.5pt" style:font-weight-asian="normal" style:font-size-complex="12pt" style:font-weight-complex="normal"/>
    </style:style>
    <style:style style:name="P31" style:family="paragraph" style:parent-style-name="Standard" style:list-style-name="L3">
      <style:paragraph-properties fo:text-align="start" style:justify-single-word="false"/>
      <style:text-properties fo:language="de" fo:country="DE" officeooo:paragraph-rsid="0012cb48"/>
    </style:style>
    <style:style style:name="P32" style:family="paragraph" style:parent-style-name="Standard">
      <style:paragraph-properties fo:text-align="start" style:justify-single-word="false"/>
      <style:text-properties fo:language="de" fo:country="DE" style:text-underline-style="solid" style:text-underline-width="auto" style:text-underline-color="font-color" fo:font-weight="bold" officeooo:rsid="001489a9" officeooo:paragraph-rsid="001489a9" style:font-weight-asian="bold" style:font-weight-complex="bold"/>
    </style:style>
    <style:style style:name="P33" style:family="paragraph" style:parent-style-name="Standard" style:list-style-name="L14">
      <style:paragraph-properties fo:text-align="start" style:justify-single-word="false"/>
      <style:text-properties officeooo:rsid="001cb929" officeooo:paragraph-rsid="001cb929"/>
    </style:style>
    <style:style style:name="P34" style:family="paragraph" style:parent-style-name="Standard" style:list-style-name="L16">
      <style:paragraph-properties fo:text-align="start" style:justify-single-word="false"/>
      <style:text-properties officeooo:rsid="001cb929" officeooo:paragraph-rsid="001cb929"/>
    </style:style>
    <style:style style:name="P35" style:family="paragraph" style:parent-style-name="Standard" style:list-style-name="L17">
      <style:paragraph-properties fo:text-align="start" style:justify-single-word="false"/>
      <style:text-properties officeooo:rsid="001cb929" officeooo:paragraph-rsid="001cb929"/>
    </style:style>
    <style:style style:name="P36" style:family="paragraph" style:parent-style-name="Standard" style:list-style-name="L18">
      <style:paragraph-properties fo:text-align="start" style:justify-single-word="false"/>
      <style:text-properties officeooo:rsid="001cb929" officeooo:paragraph-rsid="001cb929"/>
    </style:style>
    <style:style style:name="P37" style:family="paragraph" style:parent-style-name="Standard" style:list-style-name="L19">
      <style:paragraph-properties fo:text-align="start" style:justify-single-word="false"/>
      <style:text-properties officeooo:rsid="001cb929" officeooo:paragraph-rsid="001cb929"/>
    </style:style>
    <style:style style:name="P38" style:family="paragraph" style:parent-style-name="Standard" style:list-style-name="L20">
      <style:paragraph-properties fo:text-align="start" style:justify-single-word="false"/>
      <style:text-properties officeooo:rsid="001e9d61" officeooo:paragraph-rsid="001e9d61"/>
    </style:style>
    <style:style style:name="P39" style:family="paragraph" style:parent-style-name="Standard">
      <style:paragraph-properties fo:text-align="start" style:justify-single-word="false"/>
      <style:text-properties officeooo:rsid="001e9d61" officeooo:paragraph-rsid="001e9d61"/>
    </style:style>
    <style:style style:name="P40" style:family="paragraph" style:parent-style-name="Standard" style:list-style-name="L21">
      <style:paragraph-properties fo:text-align="start" style:justify-single-word="false"/>
      <style:text-properties officeooo:rsid="001e9d61" officeooo:paragraph-rsid="001e9d61"/>
    </style:style>
    <style:style style:name="P41" style:family="paragraph" style:parent-style-name="Standard" style:list-style-name="L22">
      <style:paragraph-properties fo:text-align="start" style:justify-single-word="false"/>
      <style:text-properties officeooo:rsid="001e9d61" officeooo:paragraph-rsid="001e9d61"/>
    </style:style>
    <style:style style:name="P42" style:family="paragraph" style:parent-style-name="Standard">
      <style:paragraph-properties fo:text-align="start" style:justify-single-word="false"/>
      <style:text-properties officeooo:rsid="001f620c" officeooo:paragraph-rsid="001f620c"/>
    </style:style>
    <style:style style:name="P43" style:family="paragraph" style:parent-style-name="Standard" style:list-style-name="L23">
      <style:paragraph-properties fo:text-align="start" style:justify-single-word="false"/>
      <style:text-properties officeooo:rsid="001f620c" officeooo:paragraph-rsid="001f620c"/>
    </style:style>
    <style:style style:name="P44" style:family="paragraph" style:parent-style-name="Standard" style:list-style-name="L23">
      <style:paragraph-properties fo:text-align="start" style:justify-single-word="false"/>
      <style:text-properties officeooo:rsid="00212961" officeooo:paragraph-rsid="00212961"/>
    </style:style>
    <style:style style:name="P45" style:family="paragraph" style:parent-style-name="Standard">
      <style:paragraph-properties fo:text-align="start" style:justify-single-word="false"/>
      <style:text-properties officeooo:rsid="00212961" officeooo:paragraph-rsid="00212961"/>
    </style:style>
    <style:style style:name="P46" style:family="paragraph" style:parent-style-name="Standard" style:list-style-name="L24">
      <style:paragraph-properties fo:text-align="start" style:justify-single-word="false"/>
      <style:text-properties officeooo:rsid="00212961" officeooo:paragraph-rsid="00212961"/>
    </style:style>
    <style:style style:name="P47" style:family="paragraph" style:parent-style-name="Standard" style:list-style-name="L23">
      <style:paragraph-properties fo:text-align="start" style:justify-single-word="false"/>
      <style:text-properties officeooo:rsid="0021a6ec" officeooo:paragraph-rsid="0021a6ec"/>
    </style:style>
    <style:style style:name="P48" style:family="paragraph" style:parent-style-name="Standard">
      <style:paragraph-properties fo:text-align="start" style:justify-single-word="false"/>
      <style:text-properties style:text-line-through-style="none" style:text-line-through-type="none" fo:font-size="12pt" style:text-underline-style="none" fo:font-weight="normal" officeooo:rsid="0024c199" officeooo:paragraph-rsid="0024c199" style:font-size-asian="10.5pt" style:font-weight-asian="normal" style:font-size-complex="12pt" style:font-weight-complex="normal"/>
    </style:style>
    <style:style style:name="T1" style:family="text">
      <style:text-properties fo:font-size="15pt" style:text-underline-style="none" fo:font-weight="normal" officeooo:rsid="0012cb48" style:font-size-asian="15pt" style:font-weight-asian="normal" style:font-size-complex="15pt" style:font-weight-complex="normal"/>
    </style:style>
    <style:style style:name="T2" style:family="text">
      <style:text-properties fo:font-size="15pt" style:text-underline-style="none" fo:font-weight="normal" officeooo:rsid="0011dbf6" style:font-size-asian="13.1000003814697pt" style:font-weight-asian="normal" style:font-size-complex="15pt" style:font-weight-complex="normal"/>
    </style:style>
    <style:style style:name="T3" style:family="text">
      <style:text-properties fo:font-size="15pt" style:text-underline-style="none" fo:font-weight="normal" officeooo:rsid="0012cb48" style:font-size-asian="13.1000003814697pt" style:font-weight-asian="normal" style:font-size-complex="15pt" style:font-weight-complex="normal"/>
    </style:style>
    <style:style style:name="T4" style:family="text">
      <style:text-properties fo:font-size="15pt" style:font-size-asian="13.1000003814697pt" style:font-size-complex="15pt"/>
    </style:style>
    <style:style style:name="T5" style:family="text">
      <style:text-properties fo:font-size="15pt" officeooo:rsid="0011dbf6" style:font-size-asian="13.1000003814697pt" style:font-size-complex="15pt"/>
    </style:style>
    <style:style style:name="T6" style:family="text">
      <style:text-properties fo:font-size="15pt" officeooo:rsid="001852e9" style:font-size-asian="13.1000003814697pt" style:font-size-complex="15pt"/>
    </style:style>
    <style:style style:name="T7" style:family="text">
      <style:text-properties fo:font-size="12pt" fo:language="de" fo:country="DE" style:text-underline-style="none" fo:font-weight="normal" officeooo:rsid="0025649b" style:font-size-asian="10.5pt" style:font-weight-asian="normal" style:font-size-complex="12pt" style:font-weight-complex="normal"/>
    </style:style>
    <style:style style:name="T8" style:family="text">
      <style:text-properties fo:language="de" fo:country="DE"/>
    </style:style>
    <style:style style:name="T9" style:family="text">
      <style:text-properties fo:language="de" fo:country="DE" officeooo:rsid="001cb929"/>
    </style:style>
    <style:style style:name="T10" style:family="text">
      <style:text-properties fo:language="de" fo:country="DE" officeooo:rsid="0021a6ec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12cb48" style:font-weight-asian="normal" style:font-weight-complex="normal"/>
    </style:style>
    <style:style style:name="T13" style:family="text">
      <style:text-properties officeooo:rsid="00162ad9"/>
    </style:style>
    <style:style style:name="T14" style:family="text">
      <style:text-properties officeooo:rsid="0017ede8"/>
    </style:style>
    <style:style style:name="T15" style:family="text">
      <style:text-properties officeooo:rsid="0019b4b7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MEN:</text:p>
      <text:list xml:id="list661203702" text:style-name="L1">
        <text:list-item>
          <text:p text:style-name="P2">Welche Staats- und Regierungsform bekommt Deutschland?</text:p>
        </text:list-item>
      </text:list>
      <text:list xml:id="list1163898547" text:style-name="L2">
        <text:list-item>
          <text:p text:style-name="P14">Manifest Destiny</text:p>
        </text:list-item>
        <text:list-item>
          <text:p text:style-name="P14">Monroe Doktrin</text:p>
        </text:list-item>
        <text:list-item>
          <text:p text:style-name="P14">Roosevelt</text:p>
        </text:list-item>
        <text:list-item>
          <text:p text:style-name="P14">Begriffe: Kapitalismus und Kommunismus</text:p>
        </text:list-item>
      </text:list>
      <text:list xml:id="list188186293" text:style-name="L3">
        <text:list-item>
          <text:p text:style-name="P31"><text:span text:style-name="T1">USA</text:span><text:span text:style-name="T2"><text:tab/></text:span><text:span text:style-name="T3">&amp; UDSSR</text:span></text:p>
        </text:list-item>
      </text:list>
      <text:list xml:id="list2817002143" text:style-name="L4">
        <text:list-item>
          <text:p text:style-name="P26"><text:span text:style-name="T12">D</text:span><text:span text:style-name="T11">emokratieformen</text:span></text:p>
        </text:list-item>
      </text:list>
      <text:list xml:id="list162950240162276" text:continue-list="list188186293" text:style-name="L3">
        <text:list-item>
          <text:list>
            <text:list-item>
              <text:p text:style-name="P15">Freiheitsverständnis der Großmächte</text:p>
            </text:list-item>
            <text:list-item>
              <text:p text:style-name="P15">Massenproduktion, Massenkonsum &amp; Massenkultur in der USA</text:p>
            </text:list-item>
            <text:list-item>
              <text:p text:style-name="P15">Sowjetunion: Wirtschaft, Zusammenhang Industrie- &amp; Militärpolitik</text:p>
            </text:list-item>
            <text:list-item>
              <text:p text:style-name="P15">Verständnis von Gefährdung durch die USA</text:p>
            </text:list-item>
            <text:list-item>
              <text:p text:style-name="P15">Begriffe: Planwirtschaft, Marktwirtschaft</text:p>
            </text:list-item>
          </text:list>
        </text:list-item>
      </text:list>
      <text:list xml:id="list822667585" text:style-name="L5">
        <text:list-item>
          <text:p text:style-name="P5">Kooperation zu Konfrontation</text:p>
        </text:list-item>
      </text:list>
      <text:list xml:id="list4115960583" text:style-name="L6">
        <text:list-item>
          <text:p text:style-name="P16">Situation der Welt bei Kriegsende</text:p>
        </text:list-item>
        <text:list-item>
          <text:p text:style-name="P16">Containment-Politik der USA</text:p>
        </text:list-item>
        <text:list-item>
          <text:p text:style-name="P16">Truman-Doktrin der USA</text:p>
        </text:list-item>
        <text:list-item>
          <text:p text:style-name="P17">Sichtweise der US-Außenpolitik durch die Sowjetunion</text:p>
        </text:list-item>
      </text:list>
      <text:list xml:id="list1866512787" text:style-name="L7">
        <text:list-item>
          <text:p text:style-name="P6">Kalter Kriegs</text:p>
        </text:list-item>
      </text:list>
      <text:list xml:id="list891464935" text:style-name="L8">
        <text:list-item>
          <text:p text:style-name="P24">Erste Berlin-Krise</text:p>
        </text:list-item>
        <text:list-item>
          <text:p text:style-name="P24">Wettrüsten</text:p>
        </text:list-item>
        <text:list-item>
          <text:p text:style-name="P24">Korea-Krieg(1950-1953)</text:p>
        </text:list-item>
        <text:list-item>
          <text:p text:style-name="P24">Zweite Berlin-Krise(1958-1961)</text:p>
        </text:list-item>
        <text:list-item>
          <text:p text:style-name="P24">Kuba-Krise(1962)</text:p>
        </text:list-item>
        <text:list-item>
          <text:p text:style-name="P24">Vietnam-Krieg(1964)</text:p>
        </text:list-item>
      </text:list>
      <text:list xml:id="list3850563098" text:style-name="L9">
        <text:list-item>
          <text:p text:style-name="P7">BRD &amp; DDR</text:p>
        </text:list-item>
      </text:list>
      <text:list xml:id="list4240711829" text:style-name="L10">
        <text:list-item>
          <text:p text:style-name="P25">Wirtschaft</text:p>
        </text:list-item>
        <text:list-item>
          <text:p text:style-name="P25">Lebensverhältnisse</text:p>
        </text:list-item>
        <text:list-item>
          <text:p text:style-name="P25">Berliner Mauer</text:p>
        </text:list-item>
        <text:list-item>
          <text:p text:style-name="P25">Stasi</text:p>
        </text:list-item>
      </text:list>
      <text:list xml:id="list1900315457" text:style-name="L11">
        <text:list-item>
          <text:p text:style-name="P8">Trümmerfrauen</text:p>
        </text:list-item>
      </text:list>
      <text:p text:style-name="P9"/>
      <text:p text:style-name="P9"/>
      <text:list xml:id="list2260237315" text:style-name="L12">
        <text:list-item>
          <text:list>
            <text:list-header>
              <text:p text:style-name="P3"><text:tab/></text:p>
            </text:list-header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2"><text:soft-page-break/><text:span text:style-name="T5">1. </text:span><text:span text:style-name="T4">Manifest Destiny</text:span></text:p>
      <text:p text:style-name="P18">→ USA hat göttlichen Auftrag in Richtung Westen zu expandieren</text:p>
      <text:p text:style-name="P18">→ nicht nur Ideologie sondern allgemeiner Begriff</text:p>
      <text:p text:style-name="P18">→ bedeutet soviel wie offenkundiges Schicksal</text:p>
      <text:p text:style-name="P18">→ mitverantwortlich an amerikanisch-mexikanischem Krieg(1846-1848)</text:p>
      <text:p text:style-name="P18">→ findet Fortsetzung im amerikanischem Exzeptionalismus</text:p>
      <text:p text:style-name="P18">→ <text:span text:style-name="T13">Ziel eine äußerst mächtige Nation die aus vielen Republiken besteht, deren Bewohner frei nach <text:tab/>dem christlichen Glauben leben.</text:span></text:p>
      <text:p text:style-name="P18"/>
      <text:p text:style-name="P10">2. Monroe Doktrin</text:p>
      <text:p text:style-name="P18">- <text:span text:style-name="T14">entstanden 1823</text:span></text:p>
      <text:p text:style-name="P19">- Existenz zweier politischer Sphären</text:p>
      <text:p text:style-name="P19">- Nichteinmischung der USA in europäische Konflikte</text:p>
      <text:p text:style-name="P19">- Europäischen Ländern ist es verboten in Südamerika zu rekolonialisieren, ansonsten Intervention.</text:p>
      <text:p text:style-name="P19">- Erweiterung 1950: Verteidigung freier Völker wie im Weltkrieg und Südamerika gegen UdSSR.</text:p>
      <text:p text:style-name="P19">- Freundschaft zu Europa aber keine Einmischung in dessen Politik.</text:p>
      <text:p text:style-name="P19">- Europäischen Mächten ist es verboten ihre Systeme auszubreiten.</text:p>
      <text:p text:style-name="P10"/>
      <text:p text:style-name="P32"><text:span text:style-name="T4">3. Roosevelt </text:span><text:span text:style-name="T6">Corollary</text:span></text:p>
      <text:p text:style-name="P20">Änderungen an Monroe Doktrin<text:span text:style-name="T15">(1905)</text:span>:</text:p>
      <text:p text:style-name="P20">- USA nicht nur Interventionsrecht in Europa sondern auch Schiedsrichterfunktion</text:p>
      <text:p text:style-name="P20">- Eingreifen in inneramerikanische Konflikte</text:p>
      <text:p text:style-name="P20">- „internationale Polizeigewalt“</text:p>
      <text:p text:style-name="P20">- Vorwurf der <text:span text:style-name="T15">militaristischen <text:s/>&amp; imperialistischen Außenpolitik</text:span></text:p>
      <text:p text:style-name="P21">- Als Unrecht gilt: Keine Ordnung halten, nicht „vernünftig“ in sozialen und politischen Fragen <text:tab/>handeln, Keine Schulden zahlen</text:p>
      <text:p text:style-name="P21">–&gt; Einmischung in zweiten Weltkrieg</text:p>
      <text:p text:style-name="P10"/>
      <text:p text:style-name="P10">4. Kapitalismus</text:p>
      <text:list xml:id="list458606042" text:style-name="L25">
        <text:list-item>
          <text:p text:style-name="P23">Privateigentum an Produktionsmitteln</text:p>
        </text:list-item>
        <text:list-item>
          <text:p text:style-name="P23">Marktwirtschaft</text:p>
        </text:list-item>
        <text:list-item>
          <text:p text:style-name="P23">„freie Lohnarbeit“ (Hausarbeit, ehrenamtliche Arbeit,…)</text:p>
        </text:list-item>
        <text:list-item>
          <text:p text:style-name="P23">Streben nach Gewinn</text:p>
        </text:list-item>
      </text:list>
      <text:p text:style-name="P10"/>
      <text:p text:style-name="P10">5. Kommunismus</text:p>
      <text:p text:style-name="P22">4 Ausprägungen:</text:p>
      <text:list xml:id="list1852213195" text:style-name="L13">
        <text:list-item>
          <text:p text:style-name="P12"><text:span text:style-name="T9">Entstand in Frankreich: </text:span></text:p>
        </text:list-item>
      </text:list>
      <text:list xml:id="list778366060" text:style-name="L14">
        <text:list-item>
          <text:p text:style-name="P33"><text:span text:style-name="T8">soziale Gleichheit</text:span></text:p>
        </text:list-item>
        <text:list-item>
          <text:p text:style-name="P33"><text:span text:style-name="T8">Gemeineigentum → wird von sozialem Kollektiv verwaltet</text:span></text:p>
        </text:list-item>
      </text:list>
      <text:list xml:id="list3257031514" text:style-name="L16">
        <text:list-item>
          <text:p text:style-name="P34"><text:span text:style-name="T8">Theorien von Marx, Engels &amp; Lenin:</text:span></text:p>
        </text:list-item>
      </text:list>
      <text:list xml:id="list533233389" text:style-name="L17">
        <text:list-item>
          <text:p text:style-name="P35"><text:span text:style-name="T8">ökonomische &amp; politische Lehren</text:span></text:p>
        </text:list-item>
        <text:list-item>
          <text:p text:style-name="P35"><text:span text:style-name="T8">Ziel: herrschaftsfreie &amp; klassenlose Gesellschaft</text:span></text:p>
        </text:list-item>
      </text:list>
      <text:list xml:id="list3127984394" text:style-name="L18">
        <text:list-item>
          <text:p text:style-name="P36"><text:span text:style-name="T8">Bewegungen &amp; Parteien:</text:span></text:p>
        </text:list-item>
      </text:list>
      <text:list xml:id="list3183046730" text:style-name="L19">
        <text:list-item>
          <text:p text:style-name="P37"><text:span text:style-name="T8">Ziel diese Lehren umzusetzen</text:span></text:p>
        </text:list-item>
      </text:list>
      <text:list xml:id="list2471700715" text:style-name="L20">
        <text:list-item>
          <text:p text:style-name="P38"><text:span text:style-name="T8">Herrschaftssysteme</text:span></text:p>
        </text:list-item>
      </text:list>
      <text:list xml:id="list2361486574" text:style-name="L21">
        <text:list-item>
          <text:p text:style-name="P40"><text:span text:style-name="T8">„kommunistische“ Parteidiktaturen: UdSSR, China</text:span></text:p>
        </text:list-item>
      </text:list>
      <text:p text:style-name="P39"><text:span text:style-name="T8"/></text:p>
      <text:p text:style-name="P39"><text:span text:style-name="T8">Kritik an Kapitalismus durch Marx:</text:span></text:p>
      <text:list xml:id="list4231665945" text:style-name="L22">
        <text:list-item>
          <text:p text:style-name="P41"><text:span text:style-name="T8">Arbeit soll eigentlich Selbstverwirklichung sein, wird zur Ware die möglichst billig gekauft und ausgebeutet werden muss.</text:span></text:p>
        </text:list-item>
        <text:list-item>
          <text:p text:style-name="P41"><text:soft-page-break/><text:span text:style-name="T8">Klassenherrschaft ist Folge von Ausbeutung, muss zwangsläufig passieren um Kapitalstellung auf dem Markt zu bekommen, Arbeitskosten müssen möglichst gering gehalten werden.</text:span></text:p>
        </text:list-item>
        <text:list-item>
          <text:p text:style-name="P41"><text:span text:style-name="T8">Fordert Sturz der Regierungen durch das Proletariat.</text:span></text:p>
        </text:list-item>
      </text:list>
      <text:p text:style-name="P39"><text:span text:style-name="T8"/></text:p>
      <text:p text:style-name="P42"><text:span text:style-name="T8">Leninismus: </text:span></text:p>
      <text:list xml:id="list2788521834" text:style-name="L23">
        <text:list-item>
          <text:p text:style-name="P43"><text:span text:style-name="T8">Nach Oktoberrevolution wird aus Russland Arbeiter- und Bauernstaat, dann Bürgerkrieg, Ausdehnung auf UdSSR, Lenin unumstrittene Führungsperson</text:span></text:p>
        </text:list-item>
        <text:list-item>
          <text:p text:style-name="P44"><text:span text:style-name="T8">Diktatur des Proletariats </text:span><text:span text:style-name="T10">als politisches Übergangssystem gegen Unterdrücker, Ausbeuter, Kapitalisten(Gewalt) um später Freiheit im Kommunismus zu bekommen.</text:span></text:p>
        </text:list-item>
        <text:list-item>
          <text:p text:style-name="P44"><text:span text:style-name="T8">Sozialistisches Rätesystem</text:span></text:p>
        </text:list-item>
        <text:list-item>
          <text:p text:style-name="P47"><text:span text:style-name="T8">Warnt im Testament vor Stalin</text:span></text:p>
        </text:list-item>
      </text:list>
      <text:p text:style-name="P45"><text:span text:style-name="T8"/></text:p>
      <text:p text:style-name="P45"><text:span text:style-name="T8">Stalinismus:</text:span></text:p>
      <text:list xml:id="list4027829190" text:style-name="L24">
        <text:list-item>
          <text:p text:style-name="P46"><text:span text:style-name="T8">Stalin gewinnt im internen Machtkampf KPdSU Alleinherrschaft</text:span></text:p>
        </text:list-item>
        <text:list-item>
          <text:p text:style-name="P46"><text:span text:style-name="T8">Festigt Diktatur durch Zwangsumsiedlungen, Gulags, stalinistische Säuberungen</text:span></text:p>
        </text:list-item>
        <text:list-item>
          <text:p text:style-name="P46"><text:span text:style-name="T8">Lässt Oktober-revolutionäre verbannen und morden, auch Anführer Rote Armee.</text:span></text:p>
        </text:list-item>
      </text:list>
      <text:p text:style-name="P45"><text:span text:style-name="T8"/></text:p>
      <text:p text:style-name="P11"><text:span text:style-name="T8">6. Demokratieformen</text:span></text:p>
      <text:list xml:id="list2649396658" text:style-name="L26">
        <text:list-item>
          <text:p text:style-name="P29"><text:span text:style-name="T8">UdSSR: Rätedemokratie(nur symbolisch, eigentlich Alleinherrschaft)</text:span></text:p>
        </text:list-item>
      </text:list>
      <text:p text:style-name="P13"><text:span text:style-name="T7">Die Arbeiter und Soldaten wählen ihre Arbeiter- und Soldatenräte. Diese wiederum wählen die Arbeiter- und Soldatenräte auf Kreisebene, diese wiederum die Arbeiter- und Soldatenräte auf Bezirksebene. Schlussendlich wählen diese dann den Obersten Rätekongress.</text:span></text:p>
      <text:p text:style-name="P28"><text:span text:style-name="T8"/></text:p>
      <text:list xml:id="list162950454513502" text:continue-numbering="true" text:style-name="L26">
        <text:list-item>
          <text:p text:style-name="P29"><text:span text:style-name="T8">USA: Parlamentarische Demokratie</text:span></text:p>
        </text:list-item>
      </text:list>
      <text:p text:style-name="P30"><text:span text:style-name="T8">Es gibt eine Gewaltenteilung. Das Parlament wird durch ein allgemeines Wahlrecht bestimmt und wählt wiederum die Regierung und kontrolliert diese.</text:span></text:p>
      <text:p text:style-name="P27"><text:span text:style-name="T8"/></text:p>
      <text:p text:style-name="P11"><text:span text:style-name="T8">7. Freiheitsverständnis der Großmächte</text:span></text:p>
      <text:p text:style-name="P27"><text:span text:style-name="T8">rgrg</text:span></text:p>
      <text:p text:style-name="P27"><text:span text:style-name="T8"/></text:p>
      <text:p text:style-name="P11"><text:span text:style-name="T8">8. Massenkonsum, Massenproduktion, Massenkultur in der USA</text:span></text:p>
      <text:p text:style-name="P27"><text:span text:style-name="T8">rgrg</text:span></text:p>
      <text:p text:style-name="P27"><text:span text:style-name="T8"/></text:p>
      <text:p text:style-name="P11"><text:span text:style-name="T8">9. Sowjetunion: Zusammenhang Industrie- Militärpolitik</text:span></text:p>
      <text:p text:style-name="P27"><text:span text:style-name="T8">rgrg</text:span></text:p>
      <text:p text:style-name="P27"><text:span text:style-name="T8"/></text:p>
      <text:p text:style-name="P11"><text:span text:style-name="T8">10. Verständnis von Gefährdung durch die USA</text:span></text:p>
      <text:p text:style-name="P48"><text:span text:style-name="T8">rgrg</text:span></text:p>
      <text:p text:style-name="P48"><text:span text:style-name="T8"/></text:p>
      <text:p text:style-name="P11"><text:span text:style-name="T8">11. Planwirtschaft</text:span></text:p>
      <text:p text:style-name="P27"><text:span text:style-name="T8">rgrg</text:span></text:p>
      <text:p text:style-name="P27"><text:span text:style-name="T8"/></text:p>
      <text:p text:style-name="P11"><text:span text:style-name="T8">12. Marktwirtschaft</text:span></text:p>
      <text:p text:style-name="P27"><text:span text:style-name="T8">rgrgg</text:span></text:p>
      <text:p text:style-name="P45"><text:span text:style-name="T8"/></text:p>
      <text:p text:style-name="P45"><text:span text:style-name="T8"/></text:p>
      <text:p text:style-name="P42"><text:span text:style-name="T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13:42:33.896000000</meta:creation-date>
    <dc:date>2020-11-06T16:28:59.774000000</dc:date>
    <meta:editing-duration>PT3H48M10S</meta:editing-duration>
    <meta:editing-cycles>14</meta:editing-cycles>
    <meta:generator>LibreOffice/7.0.2.2$Windows_X86_64 LibreOffice_project/8349ace3c3162073abd90d81fd06dcfb6b36b994</meta:generator>
    <meta:document-statistic meta:table-count="0" meta:image-count="0" meta:object-count="0" meta:page-count="3" meta:paragraph-count="102" meta:word-count="581" meta:character-count="4363" meta:non-whitespace-character-count="3934"/>
  </office:meta>
</office:document-meta>
</file>